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6696d" officeooo:paragraph-rsid="0016696d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16696d" officeooo:paragraph-rsid="0016696d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16696d" officeooo:paragraph-rsid="0019a739"/>
    </style:style>
    <style:style style:name="P4" style:family="paragraph" style:parent-style-name="Standard">
      <style:paragraph-properties fo:text-align="justify" style:justify-single-word="false"/>
      <style:text-properties style:font-name="DejaVu Sans" officeooo:rsid="0016696d" officeooo:paragraph-rsid="0019a739"/>
    </style:style>
    <style:style style:name="P5" style:family="paragraph" style:parent-style-name="Standard">
      <style:paragraph-properties fo:text-align="justify" style:justify-single-word="false"/>
      <style:text-properties style:font-name="DejaVu Sans" officeooo:rsid="00193ad0" officeooo:paragraph-rsid="00193ad0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DejaVu Sans" officeooo:rsid="00193ad0" officeooo:paragraph-rsid="00193ad0"/>
    </style:style>
    <style:style style:name="P7" style:family="paragraph" style:parent-style-name="Standard">
      <style:paragraph-properties fo:line-height="150%" fo:text-align="justify" style:justify-single-word="false"/>
      <style:text-properties style:font-name="DejaVu Sans" style:text-underline-style="solid" style:text-underline-width="auto" style:text-underline-color="font-color" officeooo:rsid="001c24b4" officeooo:paragraph-rsid="001c24b4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DejaVu Sans" style:text-underline-style="solid" style:text-underline-width="auto" style:text-underline-color="font-color" officeooo:rsid="001d1e0c" officeooo:paragraph-rsid="001d1e0c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DejaVu Sans" style:text-underline-style="solid" style:text-underline-width="auto" style:text-underline-color="font-color" officeooo:rsid="0023bbeb" officeooo:paragraph-rsid="0023bbeb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DejaVu Sans" style:text-underline-style="none" officeooo:rsid="001c24b4" officeooo:paragraph-rsid="001c24b4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DejaVu Sans" fo:font-size="8pt" officeooo:rsid="00193ad0" officeooo:paragraph-rsid="00193ad0" style:font-size-asian="7pt" style:font-size-complex="8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DejaVu Sans" fo:font-size="8pt" officeooo:rsid="00193ad0" officeooo:paragraph-rsid="00193ad0" style:font-size-asian="7pt" style:font-size-complex="8pt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DejaVu Sans" fo:font-size="8pt" style:text-underline-style="none" officeooo:rsid="001c24b4" officeooo:paragraph-rsid="001c24b4" style:font-size-asian="7pt" style:font-size-complex="8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DejaVu Sans" officeooo:rsid="001c24b4" officeooo:paragraph-rsid="001c24b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db48f"/>
    </style:style>
    <style:style style:name="T4" style:family="text">
      <style:text-properties style:text-underline-style="none" officeooo:rsid="0023bbeb"/>
    </style:style>
    <style:style style:name="T5" style:family="text">
      <style:text-properties officeooo:rsid="0019a739"/>
    </style:style>
    <style:style style:name="T6" style:family="text">
      <style:text-properties officeooo:rsid="001acba0"/>
    </style:style>
    <style:style style:name="T7" style:family="text">
      <style:text-properties officeooo:rsid="001d0508"/>
    </style:style>
    <style:style style:name="T8" style:family="text">
      <style:text-properties officeooo:rsid="001db48f"/>
    </style:style>
    <style:style style:name="T9" style:family="text">
      <style:text-properties officeooo:rsid="00206e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span text:style-name="T1">Dynamic Parts of the Web Page</text:span><text:tab/></text:p>
      <text:p text:style-name="P4"><text:tab/></text:p>
      <text:p text:style-name="P2"/>
      <text:p text:style-name="P5"><text:span text:style-name="T5">The webpage needs to have a </text:span>number of dynamic elements <text:span text:style-name="T5">to make it function properly such as</text:span>:</text:p>
      <text:p text:style-name="P5"/>
      <text:list xml:id="list2037653324" text:style-name="L1">
        <text:list-item>
          <text:p text:style-name="P6"><text:span text:style-name="T9">New tasks typed into the </text:span>text box <text:span text:style-name="T6">area </text:span>and the “<text:span text:style-name="T9">ADD” </text:span>button <text:span text:style-name="T6">clicked should </text:span>somehow <text:span text:style-name="T6">populate</text:span> <text:span text:style-name="T6">the table lower on the page that shows what tasks need to be completed.</text:span></text:p>
          <text:p text:style-name="P11"/>
        </text:list-item>
        <text:list-item>
          <text:p text:style-name="P6">The number next to the text “Things To Do” <text:span text:style-name="T6">below the text box</text:span> that shows how many tasks need to be <text:span text:style-name="T6">done</text:span> should change as you add new tasks so that it is clear to see <text:span text:style-name="T6">how many need to be done.</text:span></text:p>
        </text:list-item>
      </text:list>
      <text:p text:style-name="P12"/>
      <text:list xml:id="list164051018170193" text:continue-numbering="true" text:style-name="L1">
        <text:list-item>
          <text:p text:style-name="P6">The buttons that allow you to click whether a task is DONE or DELETED, these need to have some action <text:span text:style-name="T7">so that ia task’s status is clear.</text:span></text:p>
        </text:list-item>
      </text:list>
      <text:p text:style-name="P12"/>
      <text:p text:style-name="P7">Possible Problems</text:p>
      <text:list xml:id="list3966977342" text:style-name="L3">
        <text:list-item>
          <text:p text:style-name="P9"><text:span text:style-name="T2">There’s no Navigation Bar or Hints to help people know what to do.</text:span></text:p>
        </text:list-item>
        <text:list-item>
          <text:p text:style-name="P8"><text:span text:style-name="T2">There is no </text:span><text:span text:style-name="T4">vali</text:span><text:span text:style-name="T2">diation on the text box area; people could type in the wrong kind of details or miss it out altogther. Some could be:</text:span></text:p>
          <text:list>
            <text:list-item>
              <text:p text:style-name="P8"><text:span text:style-name="T2">Making it a Required Field – this would check that the area has not been left empty. </text:span></text:p>
            </text:list-item>
            <text:list-item>
              <text:p text:style-name="P8"><text:span text:style-name="T2">String length – you could set the length of the field to make sure that people don’t write too much. You could also possibly set a Minimum that people write to make sure it’s sensible.</text:span></text:p>
            </text:list-item>
            <text:list-item>
              <text:p text:style-name="P8"><text:span text:style-name="T2">Offering a drop down box of typical set tasks </text:span><text:span text:style-name="T3">to help</text:span><text:span text:style-name="T2"> reduce.</text:span></text:p>
            </text:list-item>
          </text:list>
        </text:list-item>
      </text:list>
      <text:list xml:id="list1940124098" text:style-name="L2">
        <text:list-item>
          <text:p text:style-name="P10">At the moment there doesn’t seem to be anyway of linking the text input from the text box to the Task Table.</text:p>
        </text:list-item>
        <text:list-item>
          <text:p text:style-name="P10">The <text:span text:style-name="T8">hard-coded </text:span>number <text:span text:style-name="T8">stating how many</text:span> tasks to be done should probably be done on the fly so that it takes into account new tasks.</text:p>
        </text:list-item>
        <text:list-item>
          <text:p text:style-name="P10">There also seems to be no functionality behind any of the buttons to show when a task has been Added, Done or Deleted.</text:p>
          <text:p text:style-name="P13"/>
        </text:list-item>
      </text:list>
      <text:p text:style-name="P14"><text:span text:style-name="T2">Without these issues being resolved </text:span><text:span text:style-name="T3">this </text:span><text:span text:style-name="T2">application </text:span><text:span text:style-name="T3">will not</text:span><text:span text:style-name="T2"> work </text:span><text:span text:style-name="T3">as intend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DejaVu Sans" officeooo:rsid="0016696d" officeooo:paragraph-rsid="0016696d"/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ech Returners<text:tab/><text:tab/><text:tab/><text:tab/>Portia Patterson<text:tab/><text:tab/><text:tab/><text:tab/></text:span><text:span text:style-name="MT1"><text:date style:data-style-name="N37" text:date-value="2019-04-01T15:55:10.214573889" text:fixed="true">01/04/19</text:date></text:span>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51:10.285127516</meta:creation-date>
    <dc:date>2019-04-01T16:39:51.220648387</dc:date>
    <meta:editing-duration>PT48M4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326" meta:character-count="1658" meta:non-whitespace-character-count="1348"/>
  </office:meta>
</office:document-meta>
</file>